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utionQueueObject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ecutionQueueObject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ionQueueObject.setId( Object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ecutionQueueObjec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ionQueueObject.setDescription( String descri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